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5" style:family="paragraph" style:parent-style-name="Text_20_body" style:list-style-name="L1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7</text:p>
      <text:p text:style-name="P3"><text:line-break/> Date: 22/5<text:line-break/><text:line-break/> Facilitator: <text:s/>Andreas<text:line-break/><text:line-break/> Participants: Johan Gerdin, Andreas Wahlström, Erik Arnebäck, Linnea Andersson<text:line-break/><text:line-break/>1. Objectives: </text:p>
      <text:p text:style-name="P3"><text:tab/></text:p>
      <text:p text:style-name="P3"><text:line-break/>2. Reports:</text:p>
      <text:p text:style-name="P3"><text:tab/></text:p>
      <text:p text:style-name="P3"><text:tab/>NA<text:line-break/><text:line-break/>3. Discussion items: </text:p>
      <text:p text:style-name="P3"><text:line-break/><text:tab/>Enemy move in random direction.</text:p>
      <text:p text:style-name="P3"/>
      <text:p text:style-name="P3"><text:tab/>Singleton for optionScreen </text:p>
      <text:p text:style-name="P3"/>
      <text:p text:style-name="P3"><text:tab/></text:p>
      <text:p text:style-name="P3"/>
      <text:p text:style-name="P3"><text:tab/>presentation'</text:p>
      <text:p text:style-name="P3"/>
      <text:p text:style-name="P3">4. Outcomes and assignments:</text:p>
      <text:list xml:id="list7714190025095499399" text:style-name="L1">
        <text:list-header>
          <text:p text:style-name="P5"/>
          <text:p text:style-name="P5">Report done tomorrow.</text:p>
        </text:list-header>
      </text:list>
      <text:p text:style-name="P3"><text:tab/></text:p>
      <text:p text:style-name="P3"><text:tab/>keep on coding.</text:p>
      <text:p text:style-name="P3"><text:tab/><text:line-break/>5. Wrap up <text:line-break/><text:tab/>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22T11:13:50.26</dc:date>
    <meta:editing-duration>PT12M52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1" meta:paragraph-count="16" meta:word-count="45" meta:character-count="344"/>
  </office:meta>
</office:document-meta>
</file>